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 CJK TC" fo:font-size="26pt" officeooo:rsid="0009eb9e" officeooo:paragraph-rsid="0009eb9e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Noto Sans Mono CJK TC" fo:font-size="18pt" officeooo:rsid="0009eb9e" officeooo:paragraph-rsid="0009eb9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Noto Sans Mono CJK TC" fo:font-size="16pt" officeooo:rsid="0009eb9e" officeooo:paragraph-rsid="0009eb9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Noto Sans Mono CJK TC" fo:font-size="16pt" officeooo:rsid="000cc57b" officeooo:paragraph-rsid="000cc57b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Noto Sans Mono CJK TC" fo:font-size="10pt" officeooo:rsid="0009eb9e" officeooo:paragraph-rsid="0009eb9e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officeooo:rsid="000b89b9" officeooo:paragraph-rsid="000b89b9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Noto Sans Mono CJK TC" fo:font-size="10pt" officeooo:rsid="0009eb9e" officeooo:paragraph-rsid="0009eb9e" style:font-size-asian="10pt" style:font-size-complex="10pt"/>
    </style:style>
    <style:style style:name="P8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style:font-name="Noto Sans Mono CJK TC" fo:font-size="12pt" fo:font-weight="bold" officeooo:rsid="000dd4ca" officeooo:paragraph-rsid="000dd4c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Noto Sans Mono CJK TC" fo:font-size="12pt" officeooo:rsid="000a83e9" officeooo:paragraph-rsid="000a83e9" style:font-size-asian="12pt" style:font-size-complex="12pt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dd4ca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officeooo:paragraph-rsid="000eca30" style:font-size-asian="14pt" style:font-size-complex="16pt"/>
    </style:style>
    <style:style style:name="P12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2pt" officeooo:paragraph-rsid="000eca30" style:font-size-asian="12pt" style:font-size-complex="12pt"/>
    </style:style>
    <style:style style:name="P13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2pt" officeooo:paragraph-rsid="000dd4ca" style:font-size-asian="12pt" style:font-size-complex="12pt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officeooo:paragraph-rsid="000eca30" style:font-size-asian="12pt" style:font-size-complex="12pt"/>
    </style:style>
    <style:style style:name="P15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style:font-name="Noto Sans Mono CJK TC" fo:font-size="12pt" officeooo:rsid="000cc57b" officeooo:paragraph-rsid="000cc57b" style:font-size-asian="12pt" style:font-size-complex="12pt"/>
    </style:style>
    <style:style style:name="P16" style:family="paragraph" style:parent-style-name="Standard">
      <style:paragraph-properties fo:margin-top="0.0791in" fo:margin-bottom="0.0791in" loext:contextual-spacing="false" fo:text-align="start" style:justify-single-word="false"/>
      <style:text-properties style:font-name="Noto Sans Mono CJK TC" fo:font-size="16pt" officeooo:rsid="0009eb9e" officeooo:paragraph-rsid="0009eb9e" style:font-size-asian="16pt" style:font-size-complex="16pt"/>
    </style:style>
    <style:style style:name="P1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89b9"/>
    </style:style>
    <style:style style:name="T3" style:family="text">
      <style:text-properties style:font-name="Noto Sans Mono CJK TC" fo:font-size="18pt" style:font-size-asian="18pt" style:font-size-complex="18pt"/>
    </style:style>
    <style:style style:name="T4" style:family="text">
      <style:text-properties style:font-name="Noto Sans Mono CJK TC" fo:font-size="18pt" officeooo:rsid="000b89b9" style:font-size-asian="18pt" style:font-size-complex="18pt"/>
    </style:style>
    <style:style style:name="T5" style:family="text">
      <style:text-properties style:font-name="Noto Sans Mono CJK TC" fo:font-size="10pt" fo:font-weight="normal" officeooo:rsid="000dd4ca" style:font-size-asian="10pt" style:font-weight-asian="normal" style:font-size-complex="10pt" style:font-weight-complex="normal"/>
    </style:style>
    <style:style style:name="T6" style:family="text">
      <style:text-properties style:font-name="Noto Sans Mono CJK TC" fo:font-weight="normal" officeooo:rsid="000eca30" style:font-weight-asian="normal" style:font-weight-complex="normal"/>
    </style:style>
    <style:style style:name="T7" style:family="text">
      <style:text-properties style:font-name="Noto Sans Mono CJK TC" fo:font-weight="normal" officeooo:rsid="000dd4ca" style:font-weight-asian="normal" style:font-weight-complex="normal"/>
    </style:style>
    <style:style style:name="T8" style:family="text">
      <style:text-properties style:font-name="Noto Sans Mono CJK TC" fo:font-weight="bold" officeooo:rsid="000eca30" style:font-weight-asian="bold" style:font-weight-complex="bold"/>
    </style:style>
    <style:style style:name="T9" style:family="text">
      <style:text-properties officeooo:rsid="000dd4ca"/>
    </style:style>
    <style:style style:name="T10" style:family="text">
      <style:text-properties fo:font-weight="bold" officeooo:rsid="000dd4ca" style:font-weight-asian="bold" style:font-weight-complex="bold"/>
    </style:style>
    <style:style style:name="T11" style:family="text">
      <style:text-properties officeooo:rsid="000eca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re Santos Pereira</text:p>
      <text:p text:style-name="P6"><text:span text:style-name="T4">F</text:span><text:span text:style-name="T3">ront end Developer</text:span></text:p>
      <text:p text:style-name="P2"><draw:line text:anchor-type="paragraph" draw:z-index="0" draw:name="Shape1" draw:style-name="gr1" draw:text-style-name="P17" svg:x1="-0.7264in" svg:y1="0.3909in" svg:x2="7.4402in" svg:y2="0.3598in"><text:p/></draw:line></text:p>
      <text:p text:style-name="P16">Contato<text:span text:style-name="T2">s</text:span>:</text:p>
      <text:p text:style-name="P7">(71) 9 8222-0370</text:p>
      <text:p text:style-name="P7"><text:a xlink:type="simple" xlink:href="https://alexandre-santos-portfolio.netlify.app/" text:style-name="Internet_20_link" text:visited-style-name="Visited_20_Internet_20_Link">https://alexandre-santos-portfolio.netlify.app/</text:a></text:p>
      <text:p text:style-name="P7"><text:a xlink:type="simple" xlink:href="https://www.linkedin.com/in/alexandre-pereira-0aba82205/" text:style-name="Internet_20_link" text:visited-style-name="Visited_20_Internet_20_Link">https://www.linkedin.com/in/alexandre-pereira-0aba82205/</text:a></text:p>
      <text:p text:style-name="P7"><text:a xlink:type="simple" xlink:href="https://github.com/Naitwa-Alexandre" text:style-name="Internet_20_link" text:visited-style-name="Visited_20_Internet_20_Link">https://github.com/Naitwa-Alexandre</text:a></text:p>
      <text:p text:style-name="P7">Salvador - BA</text:p>
      <text:p text:style-name="P5"/>
      <text:p text:style-name="P3">Objetivo Profissional:</text:p>
      <text:p text:style-name="P9">Estou em <text:s/>transicao de carreira para area de tecnologia, Estudo desenvolvimento Web na Trybe e todos os dias tento me desafiar mais e mais seja na parte tecnica ou em interacao de grupo. Meu objetivo e aprender e aprimorar ainda mais minhas habilidades tecnicas e sociais.</text:p>
      <text:p text:style-name="P9"/>
      <text:p text:style-name="P4">Formacao:</text:p>
      <text:list xml:id="list2076537705" text:style-name="L1">
        <text:list-item>
          <text:p text:style-name="P15">Certificado <text:span text:style-name="T9">na conclusao do modulo de formacao em desenvolvimento Web da trybe, tento opostunidade de se aprofundar de forma pratica em</text:span><text:span text:style-name="T10">: Unix, BASH, JAVASCRIPT, HTML &amp; CSS, JS ES6, Higher Order Functions e Testes Unitarios</text:span></text:p>
        </text:list-item>
        <text:list-item>
          <text:p text:style-name="P8"><text:span text:style-name="T1">Cerficiado na conclusao do modulo de front end em desenvolvimento Web da trybe, se aprofundando na pratica de: </text:span>React, Hooks, Redux, ES6, Context, Styled component, Bootstrap</text:p>
        </text:list-item>
        <text:list-item>
          <text:p text:style-name="P13"><text:span text:style-name="T6">Formacao em A</text:span><text:span text:style-name="T7">dministracao de empresas 2016-2020.</text:span></text:p>
        </text:list-item>
      </text:list>
      <text:p text:style-name="P10"><text:span text:style-name="T5"/></text:p>
      <text:p text:style-name="P11"><text:span text:style-name="T11">Experiencias Profissionais:</text:span></text:p>
      <text:list xml:id="list174003410636611" text:continue-numbering="true" text:style-name="L1">
        <text:list-item>
          <text:p text:style-name="P12"><text:span text:style-name="T8"><text:s/></text:span><text:span text:style-name="T6">Trabalhei 2 anos na </text:span><text:span text:style-name="T8">Executiva (2018-2020)</text:span><text:span text:style-name="T6">, onde atuei inicialmente em atendimento ao cliente e alcancei o cargo de supervisor.</text:span></text:p>
        </text:list-item>
      </text:list>
      <text:p text:style-name="P14"><text:span text:style-name="T6">Habilidades:</text:span></text:p>
      <text:p text:style-name="P14"><text:span text:style-name="T6"><text:tab/>Tecnicas: Javascrit, HTML, CSS, REACT, REDUX, GIT, Styled component</text:span></text:p>
      <text:p text:style-name="P14"><text:span text:style-name="T6"><text:tab/>Linguas: Ingles (tecnico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6:10:48.738020006</meta:creation-date>
    <dc:date>2021-07-22T17:40:02.163508481</dc:date>
    <meta:editing-duration>PT2M51S</meta:editing-duration>
    <meta:editing-cycles>1</meta:editing-cycles>
    <meta:document-statistic meta:table-count="0" meta:image-count="0" meta:object-count="0" meta:page-count="1" meta:paragraph-count="19" meta:word-count="170" meta:character-count="1229" meta:non-whitespace-character-count="1078"/>
    <meta:generator>LibreOffice/6.4.7.2$Linux_X86_64 LibreOffice_project/40$Build-2</meta:generator>
  </office:meta>
</office:document-meta>
</file>